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1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07T17:50:34.87</dc:date>
    <meta:editing-duration>P1DT3H51M13S</meta:editing-duration>
    <meta:editing-cycles>79</meta:editing-cycles>
    <meta:generator>LibreOffice/3.3$Win32 LibreOffice_project/330m19$Build-6</meta:generator>
    <meta:document-statistic meta:table-count="0" meta:image-count="0" meta:object-count="0" meta:page-count="3" meta:paragraph-count="80" meta:word-count="1095" meta:character-count="8097"/>
  </office:meta>
</office:document-meta>
</file>